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right St. (2-5)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3-5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Wright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12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34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31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.06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</table:table>
      <table:table table:name="Sheet 2">
        <table:table-row>
          <table:table-cell office:value-type="string">
            <text:p>Wright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die Lohmeier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Rachel Krem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arcus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Jessie Thornto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annah Colvi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lannah Lemming 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egan Hopkins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37</text:p>
          </table:table-cell>
          <table:table-cell office:value-type="string">
            <text:p>.2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Celia Powers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7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atie Klusman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36</text:p>
          </table:table-cell>
          <table:table-cell office:value-type="string">
            <text:p>-.056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Teddie Sauer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Veerle Van Oosterom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1</text:p>
          </table:table-cell>
          <table:table-cell office:value-type="string">
            <text:p>26</text:p>
          </table:table-cell>
          <table:table-cell office:value-type="string">
            <text:p>166</text:p>
          </table:table-cell>
          <table:table-cell office:value-type="string">
            <text:p>.211</text:p>
          </table:table-cell>
          <table:table-cell office:value-type="string">
            <text:p>59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7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61</text:p>
          </table:table-cell>
          <table:table-cell office:value-type="string">
            <text:p>.2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9</text:p>
          </table:table-cell>
          <table:table-cell office:value-type="string">
            <text:p>23</text:p>
          </table:table-cell>
          <table:table-cell office:value-type="string">
            <text:p>181</text:p>
          </table:table-cell>
          <table:table-cell office:value-type="string">
            <text:p>.199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73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7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